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6000005C900062DDF.png" manifest:media-type="image/png"/>
  <manifest:file-entry manifest:full-path="Pictures/100000000000047100000471015AA0EC.png" manifest:media-type="image/png"/>
  <manifest:file-entry manifest:full-path="Pictures/10000000000003720000037253194AB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stroke="solid" svg:stroke-width="0.035cm" svg:stroke-color="#3faf46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5" style:family="graphic" style:parent-style-name="objectwithoutfill">
      <style:graphic-properties draw:stroke="solid" svg:stroke-width="0.035cm" svg:stroke-color="#ff3838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00" loext:opacity="100%" fo:font-size="12pt" fo:background-color="#ff972f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fo:color="#000000" loext:opacity="100%" fo:font-size="12pt" fo:background-color="#ff972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491cm" svg:height="13.491cm" draw:transform="rotate (-0.000698131700797933) translate (0.509cm 1cm)">
          <draw:image xlink:href="Pictures/10000000000003720000037253194AB1.png" xlink:type="simple" xlink:show="embed" xlink:actuate="onLoad" draw:mime-type="image/png">
            <text:p/>
          </draw:image>
        </draw:frame>
        <draw:frame draw:style-name="gr2" draw:text-style-name="P1" draw:layer="layout" svg:width="13.5cm" svg:height="13.5cm" svg:x="14cm" svg:y="1cm">
          <draw:image xlink:href="Pictures/100000000000047100000471015AA0EC.png" xlink:type="simple" xlink:show="embed" xlink:actuate="onLoad" draw:mime-type="image/png">
            <text:p/>
          </draw:image>
        </draw:frame>
        <draw:frame draw:style-name="gr2" draw:text-style-name="P1" draw:layer="layout" svg:width="4.5cm" svg:height="5.526cm" svg:x="0.5cm" svg:y="3.5cm">
          <draw:image xlink:href="Pictures/10000001000004B6000005C900062DDF.png" xlink:type="simple" xlink:show="embed" xlink:actuate="onLoad" draw:mime-type="image/png">
            <text:p/>
          </draw:image>
        </draw:frame>
        <draw:line draw:style-name="gr3" draw:text-style-name="P2" draw:layer="layout" svg:x1="24.053cm" svg:y1="10.568cm" svg:x2="22.487cm" svg:y2="10.788cm">
          <text:p/>
        </draw:line>
        <draw:frame draw:style-name="gr4" draw:text-style-name="P3" draw:layer="layout" svg:width="1.396cm" svg:height="0.725cm" svg:x="24.104cm" svg:y="9.843cm">
          <draw:text-box>
            <text:p><text:span text:style-name="T1">URX</text:span></text:p>
          </draw:text-box>
        </draw:frame>
        <draw:line draw:style-name="gr3" draw:text-style-name="P2" draw:layer="layout" svg:x1="25.001cm" svg:y1="11.5cm" svg:x2="22.466cm" svg:y2="11.007cm">
          <text:p/>
        </draw:line>
        <draw:frame draw:style-name="gr4" draw:text-style-name="P3" draw:layer="layout" svg:width="1.396cm" svg:height="0.725cm" svg:x="24.604cm" svg:y="11.275cm">
          <draw:text-box>
            <text:p><text:span text:style-name="T1">UTX</text:span></text:p>
          </draw:text-box>
        </draw:frame>
        <draw:frame draw:style-name="gr4" draw:text-style-name="P3" draw:layer="layout" svg:width="1.396cm" svg:height="1.199cm" svg:x="24.104cm" svg:y="4.5cm">
          <draw:text-box>
            <text:p><text:span text:style-name="T1">3V3 LDO</text:span></text:p>
          </draw:text-box>
        </draw:frame>
        <draw:line draw:style-name="gr3" draw:text-style-name="P2" draw:layer="layout" svg:x1="16.431cm" svg:y1="12.179cm" svg:x2="18.988cm" svg:y2="11.82cm">
          <text:p/>
        </draw:line>
        <draw:frame draw:style-name="gr4" draw:text-style-name="P3" draw:layer="layout" svg:width="1.896cm" svg:height="0.725cm" svg:x="15cm" svg:y="11.775cm">
          <draw:text-box>
            <text:p><text:span text:style-name="T1">Echo1</text:span></text:p>
          </draw:text-box>
        </draw:frame>
        <draw:line draw:style-name="gr3" draw:text-style-name="P2" draw:layer="layout" svg:x1="16.641cm" svg:y1="10.45cm" svg:x2="19cm" svg:y2="11.5cm">
          <text:p/>
        </draw:line>
        <draw:frame draw:style-name="gr4" draw:text-style-name="P3" draw:layer="layout" svg:width="1.896cm" svg:height="0.725cm" svg:x="15cm" svg:y="10.275cm">
          <draw:text-box>
            <text:p><text:span text:style-name="T1">Echo2</text:span></text:p>
          </draw:text-box>
        </draw:frame>
        <draw:line draw:style-name="gr5" draw:text-style-name="P2" draw:layer="layout" svg:x1="18.2cm" svg:y1="4.5cm" svg:x2="18.2cm" svg:y2="5.222cm">
          <text:p/>
        </draw:line>
        <draw:frame draw:style-name="gr6" draw:text-style-name="P3" draw:layer="layout" svg:width="2cm" svg:height="0.725cm" svg:x="17.5cm" svg:y="3.775cm">
          <draw:text-box>
            <text:p><text:span text:style-name="T1">OUTB</text:span></text:p>
          </draw:text-box>
        </draw:frame>
        <draw:line draw:style-name="gr5" draw:text-style-name="P2" draw:layer="layout" svg:x1="18.2cm" svg:y1="8.5cm" svg:x2="18.2cm" svg:y2="7.778cm">
          <text:p/>
        </draw:line>
        <draw:frame draw:style-name="gr6" draw:text-style-name="P3" draw:layer="layout" svg:width="2cm" svg:height="0.725cm" svg:x="17.5cm" svg:y="8.5cm">
          <draw:text-box>
            <text:p><text:span text:style-name="T1">OUTA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5:15:56.284696830</meta:creation-date>
    <dc:date>2025-02-14T20:12:24.978524710</dc:date>
    <meta:editing-duration>PT2H29M24S</meta:editing-duration>
    <meta:editing-cycles>4</meta:editing-cycles>
    <meta:generator>LibreOffice/24.8.4.2$Linux_X86_64 LibreOffice_project/480$Build-2</meta:generator>
    <meta:document-statistic meta:object-count="39"/>
  </office:meta>
</office:document-meta>
</file>